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4.897cm" fo:margin-left="0cm" table:align="left"/>
    </style:style>
    <style:style style:name="Tableau1.A" style:family="table-column">
      <style:table-column-properties style:column-width="0.612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4.897cm" fo:margin-left="0cm" table:align="left"/>
    </style:style>
    <style:style style:name="Tableau2.A" style:family="table-column">
      <style:table-column-properties style:column-width="0.612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4.897cm" fo:margin-left="0cm" table:align="left"/>
    </style:style>
    <style:style style:name="Tableau3.A" style:family="table-column">
      <style:table-column-properties style:column-width="0.612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hyphenation-ladder-count="no-limit" fo:break-before="page"/>
      <style:text-properties fo:font-size="11pt" style:font-size-asian="11pt" style:font-size-complex="11pt" fo:hyphenate="tru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officeooo:rsid="001ec6f0" officeooo:paragraph-rsid="001ec6f0" style:font-size-asian="11pt" style:font-size-complex="11pt"/>
    </style:style>
    <style:style style:name="P5" style:family="paragraph" style:parent-style-name="Normal">
      <style:text-properties fo:language="en" fo:country="GB"/>
    </style:style>
    <style:style style:name="P6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20ae76"/>
    </style:style>
    <style:style style:name="P7" style:family="paragraph" style:parent-style-name="Standard" style:list-style-name="L1"/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 style:list-style-name="L1">
      <style:text-properties fo:font-size="11pt" style:font-size-asian="11pt" style:font-size-complex="11pt"/>
    </style:style>
    <style:style style:name="P10" style:family="paragraph" style:parent-style-name="Standard">
      <style:text-properties fo:font-size="11pt" officeooo:paragraph-rsid="00208e97" style:font-size-asian="11pt" style:font-size-complex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size="12pt" officeooo:rsid="0020ae76" officeooo:paragraph-rsid="0020ae76" style:font-size-asian="12pt" style:font-size-complex="12pt"/>
    </style:style>
    <style:style style:name="P13" style:family="paragraph" style:parent-style-name="Standard">
      <style:text-properties fo:font-size="14pt" officeooo:rsid="0020ae76" officeooo:paragraph-rsid="0020ae76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0ae76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5" style:family="text">
      <style:text-properties style:text-position="super 64%" fo:font-size="11pt" style:font-size-asian="11pt" style:font-size-complex="11pt"/>
    </style:style>
    <style:style style:name="T6" style:family="text">
      <style:text-properties fo:language="en" fo:country="GB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Police_20_par_20_défaut"><text:span text:style-name="T2">2/09/19</text:span></text:span></text:p>
      <text:p text:style-name="P11"><text:span text:style-name="Police_20_par_20_défaut"><text:span text:style-name="T1">Introduction</text:span></text:span></text:p>
      <text:p text:style-name="P3"/>
      <text:p text:style-name="Standard"><text:span text:style-name="Police_20_par_20_défaut"><text:span text:style-name="T3">Un 1</text:span></text:span><text:span text:style-name="Police_20_par_20_défaut"><text:span text:style-name="T5">er</text:span></text:span><text:span text:style-name="Police_20_par_20_défaut"><text:span text:style-name="T3"> algorithme : </text:span></text:span></text:p>
      <text:p text:style-name="P2">Le tri par insertion. Efficace quand il s’agit de trier un petit nombre d’éléments.</text:p>
      <text:p text:style-name="P2">Pseudo code :</text:p>
      <text:p text:style-name="Standard"><draw:frame draw:style-name="fr1" draw:name="Zone de texte 2" text:anchor-type="paragraph" svg:x="5.091cm" svg:y="0.067cm" svg:width="10.393cm" style:rel-width="scale" svg:height="6.814cm" style:rel-height="scale" draw:z-index="0"><draw:text-box><text:p text:style-name="Normal">TRI-INSERTION(t)</text:p><text:p text:style-name="Normal">Début</text:p><text:p text:style-name="Normal"><text:tab/>Pour j=2 à t.longueur</text:p><text:p text:style-name="Normal"><text:tab/><text:tab/>clé = t[j]</text:p><text:p text:style-name="Normal"><text:tab/><text:tab/>//insère t[j] dans la séquence triée t[1 .. j-1]</text:p><text:p text:style-name="Normal"><text:tab/><text:tab/><text:span text:style-name="Police_20_par_20_défaut"><text:span text:style-name="T6">i = j-1</text:span></text:span></text:p><text:p text:style-name="P5"><text:tab/><text:tab/>TQ i&gt;0 et t[i]&gt;clé</text:p><text:p text:style-name="P5"><text:tab/><text:tab/><text:tab/>t[i+1] = t[i]</text:p><text:p text:style-name="P5"><text:tab/><text:tab/><text:tab/>i = i-1</text:p><text:p text:style-name="Normal"><text:span text:style-name="Police_20_par_20_défaut"><text:span text:style-name="T6"><text:tab/><text:tab/></text:span></text:span>FTQ</text:p><text:p text:style-name="Normal"><text:tab/><text:tab/>t[i+1] = clé</text:p><text:p text:style-name="Normal"><text:tab/>FinPour</text:p><text:p text:style-name="Normal">Fin</text:p></draw:text-box></draw:frame><text:span text:style-name="Police_20_par_20_défaut"><text:span text:style-name="T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Police_20_par_20_défaut"><text:span text:style-name="T3">On montre qu’un algo est correct par les </text:span></text:span><text:span text:style-name="Police_20_par_20_défaut"><text:span text:style-name="T4">invariants de boucle</text:span></text:span><text:span text:style-name="Police_20_par_20_défaut"><text:span text:style-name="T3">.</text:span></text:span></text:p>
      <text:p text:style-name="P2">Propriété qui est vraie à chaque passage dans la boucle : </text:p>
      <text:p text:style-name="P2">Initialisation : il est vrai avant la première itération de la boucle.</text:p>
      <text:list xml:id="list2306758091" text:style-name="L1">
        <text:list-item>
          <text:p text:style-name="P9">Conservation : s’il est vrai avant une itération de la boucle, il le reste avant l’itération suivante.</text:p>
        </text:list-item>
        <text:list-item>
          <text:p text:style-name="P9">Terminaison : une fois terminée la boucle, l’invariant fournit une propriété utile qui aide à montrer la validité de l’algo.</text:p>
        </text:list-item>
      </text:list>
      <text:p text:style-name="P2"/>
      <text:p text:style-name="P2">Exemple pour TRI-INSERTION</text:p>
      <text:p text:style-name="P2">Invariant de boucle : Au début de chaque itération de la boucle pour le sous tableau t[1, j-1] se compose des élmts qui occupaient initialement les pos t[1, j-1] mais qui sont maintenant triés.</text:p>
      <text:p text:style-name="P2"/>
      <text:p text:style-name="P2">Initialisation : </text:p>
      <text:list xml:id="list105949989054628" text:continue-numbering="true" text:style-name="L1">
        <text:list-item>
          <text:p text:style-name="P7"><text:span text:style-name="Police_20_par_20_défaut"><text:span text:style-name="T3">Avant la 1</text:span></text:span><text:span text:style-name="Police_20_par_20_défaut"><text:span text:style-name="T5">ère</text:span></text:span><text:span text:style-name="Police_20_par_20_défaut"><text:span text:style-name="T3"> init : j=2</text:span></text:span></text:p>
        </text:list-item>
        <text:list-item>
          <text:p text:style-name="P9">Le ss tableau t[1, j-1] se compose donc uniquement de l’élmt t[1]</text:p>
        </text:list-item>
        <text:list-item>
          <text:p text:style-name="P9">qui est l’élmt originel de t[1]</text:p>
        </text:list-item>
        <text:list-item>
          <text:p text:style-name="P9">qui est trié (trivialité : un élément seul est nécessairement trié)</text:p>
        </text:list-item>
        <text:list-item>
          <text:p text:style-name="P7"><text:span text:style-name="Police_20_par_20_défaut"><text:span text:style-name="T3">l’invariant est donc vérifié avec la 1</text:span></text:span><text:span text:style-name="Police_20_par_20_défaut"><text:span text:style-name="T5">ère</text:span></text:span><text:span text:style-name="Police_20_par_20_défaut"><text:span text:style-name="T3"> itération de la boucle</text:span></text:span></text:p>
        </text:list-item>
      </text:list>
      <text:p text:style-name="P2"/>
      <text:p text:style-name="P2">Conservation : </text:p>
      <text:list xml:id="list105948155118826" text:continue-numbering="true" text:style-name="L1">
        <text:list-item>
          <text:p text:style-name="P9">Le corps de la boucle pour fonctionne en déplaçant t[j-1], t[j-2], etc…, d’une position vers la droite jusqu’à ce qu’on trouve la bonne position pour t[j]</text:p>
        </text:list-item>
        <text:list-item>
          <text:p text:style-name="P9">Le ss tableau t[1, j] se compose alors des éléments situés initialement dans t[1, j] mais trié</text:p>
        </text:list-item>
        <text:list-item>
          <text:p text:style-name="P9">L’incrémentation de j pour l’itération suivante de la boucle POUR préserve alors l’invariant</text:p>
        </text:list-item>
      </text:list>
      <text:p text:style-name="P2"/>
      <text:p text:style-name="P2">Terminaison : </text:p>
      <text:list xml:id="list105948603600063" text:continue-numbering="true" text:style-name="L1">
        <text:list-item>
          <text:p text:style-name="P9">La condition forçant la boucle POUR à se terminer est que j &gt;t.longueur (autrement dit n)</text:p>
        </text:list-item>
        <text:list-item>
          <text:p text:style-name="P9">Comme chaque itération de la boucle augmente j de 1, on doit avoir j=n+1 à terminaison</text:p>
        </text:list-item>
        <text:list-item>
          <text:p text:style-name="P9">En substituant n+1 à j dans la formulation de l’invariant de boucle, on a que le ss tab t[1..n] se compose des élmts qui appartenaient originellement à t[1..n], mais triés depuis</text:p>
        </text:list-item>
        <text:list-item>
          <text:p text:style-name="P9">Or, le ss tab t[1..n] est le tab complet, donc tableau entier trié, donc algo correct</text:p>
        </text:list-item>
      </text:list>
      <text:p text:style-name="P2"/>
      <text:p text:style-name="P2">Il faut prévoir les ressources nécessaires à l’algo : TC (temps calcul), mémoire, largeur de bande…</text:p>
      <text:p text:style-name="P2">Important : TC</text:p>
      <text:p text:style-name="P2"/>
      <text:p text:style-name="P1"/>
      <text:p text:style-name="P2">Exemple de tri par fusion :</text:p>
      <text:p text:style-name="P2"/>
      <text:p text:style-name="P2"><draw:frame draw:style-name="fr2" draw:name="Cadre1" text:anchor-type="paragraph" svg:x="5.629cm" svg:y="0.078cm" svg:width="5.269cm" draw:z-index="1"><draw:text-box fo:min-height="0.781cm"><table:table table:name="Tableau1" table:style-name="Tableau1"><table:table-column table:style-name="Tableau1.A" table:number-columns-repeated="8"/><table:table-row><table:table-cell table:style-name="Tableau1.A1" office:value-type="string"><text:p text:style-name="P3">2</text:p></table:table-cell><table:table-cell table:style-name="Tableau1.A1" office:value-type="string"><text:p text:style-name="P3">4</text:p></table:table-cell><table:table-cell table:style-name="Tableau1.A1" office:value-type="string"><text:p text:style-name="P3">5</text:p></table:table-cell><table:table-cell table:style-name="Tableau1.A1" office:value-type="string"><text:p text:style-name="P3">7</text:p></table:table-cell><table:table-cell table:style-name="Tableau1.A1" office:value-type="string"><text:p text:style-name="P3">1</text:p></table:table-cell><table:table-cell table:style-name="Tableau1.A1" office:value-type="string"><text:p text:style-name="P3">2</text:p></table:table-cell><table:table-cell table:style-name="Tableau1.A1" office:value-type="string"><text:p text:style-name="P3">3</text:p></table:table-cell><table:table-cell table:style-name="Tableau1.A1" office:value-type="string"><text:p text:style-name="P3">6</text:p></table:table-cell></table:table-row></table:table></draw:text-box></draw:frame></text:p>
      <text:p text:style-name="P2"/>
      <text:p text:style-name="P2"/>
      <text:p text:style-name="P10"><draw:frame draw:style-name="fr2" draw:name="Cadre2" text:anchor-type="paragraph" svg:x="1.986cm" svg:y="0.095cm" svg:width="5.269cm" draw:z-index="2"><draw:text-box fo:min-height="0.781cm"><table:table table:name="Tableau2" table:style-name="Tableau2"><table:table-column table:style-name="Tableau2.A" table:number-columns-repeated="8"/><table:table-row><table:table-cell table:style-name="Tableau2.A1" office:value-type="string"><text:p text:style-name="P3">2</text:p></table:table-cell><table:table-cell table:style-name="Tableau2.A1" office:value-type="string"><text:p text:style-name="P4">4</text:p></table:table-cell><table:table-cell table:style-name="Tableau2.A1" office:value-type="string"><text:p text:style-name="P4">5</text:p></table:table-cell><table:table-cell table:style-name="Tableau2.A1" office:value-type="string"><text:p text:style-name="P4">7</text:p></table:table-cell><table:table-cell table:style-name="Tableau2.A1" office:value-type="string"><text:p text:style-name="P3">,</text:p></table:table-cell><table:table-cell table:style-name="Tableau2.A1" office:value-type="string"><text:p text:style-name="P3">,</text:p></table:table-cell><table:table-cell table:style-name="Tableau2.A1" office:value-type="string"><text:p text:style-name="P3">,</text:p></table:table-cell><table:table-cell table:style-name="Tableau2.A1" office:value-type="string"><text:p text:style-name="P3">,</text:p></table:table-cell></table:table-row></table:table></draw:text-box></draw:frame><draw:frame draw:style-name="fr2" draw:name="Cadre3" text:anchor-type="paragraph" svg:x="10.012cm" svg:y="0.115cm" svg:width="5.269cm" draw:z-index="3"><draw:text-box fo:min-height="0.781cm"><table:table table:name="Tableau3" table:style-name="Tableau3"><table:table-column table:style-name="Tableau3.A" table:number-columns-repeated="8"/><table:table-row><table:table-cell table:style-name="Tableau3.A1" office:value-type="string"><text:p text:style-name="P3">1</text:p></table:table-cell><table:table-cell table:style-name="Tableau3.A1" office:value-type="string"><text:p text:style-name="P3">2</text:p></table:table-cell><table:table-cell table:style-name="Tableau3.A1" office:value-type="string"><text:p text:style-name="P3">3</text:p></table:table-cell><table:table-cell table:style-name="Tableau3.A1" office:value-type="string"><text:p text:style-name="P3">6</text:p></table:table-cell><table:table-cell table:style-name="Tableau3.A1" office:value-type="string"><text:p text:style-name="P3">,</text:p></table:table-cell><table:table-cell table:style-name="Tableau3.A1" office:value-type="string"><text:p text:style-name="P3">,</text:p></table:table-cell><table:table-cell table:style-name="Tableau3.A1" office:value-type="string"><text:p text:style-name="P3">,</text:p></table:table-cell><table:table-cell table:style-name="Tableau3.A1" office:value-type="string"><text:p text:style-name="P3">,</text:p></table:table-cell></table:table-row></table:table></draw:text-box></draw:frame></text:p>
      <text:p text:style-name="P10"/>
      <text:p text:style-name="P10"/>
      <text:p text:style-name="P10"/>
      <text:p text:style-name="P13">3/09/19</text:p>
      <text:p text:style-name="P13"/>
      <text:p text:style-name="P12">TRI-FUSION(t,p,r)</text:p>
      <text:p text:style-name="P12"><text:tab/>si p&lt;r</text:p>
      <text:p text:style-name="P12"><text:tab/><text:tab/>q = [(p+r) /2]</text:p>
      <text:p text:style-name="P12"><text:tab/><text:tab/>TRI-FUSION(t,p,q)</text:p>
      <text:p text:style-name="P12"><text:tab/><text:tab/>TRI-FUSION(t,q+1,r)</text:p>
      <text:p text:style-name="P12"><text:tab/><text:tab/>FUSION(t,p,q,r)</text:p>
      <text:p text:style-name="P12"><text:tab/>FinSi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SimSun" style:font-family-asian="SimSun" style:font-family-generic-asian="system" style:font-pitch-asian="variable" style:font-name-complex="Liberation Serif" style:font-family-complex="'Liberation Serif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/>
    <meta:creation-date>2019-09-02T13:25:00Z</meta:creation-date>
    <dc:date>2019-09-03T10:59:47.430000000</dc:date>
    <meta:editing-cycles>13</meta:editing-cycles>
    <meta:editing-duration>PT1H20M9S</meta:editing-duration>
    <meta:document-statistic meta:table-count="3" meta:image-count="0" meta:object-count="0" meta:page-count="2" meta:paragraph-count="75" meta:word-count="430" meta:character-count="2323" meta:non-whitespace-character-count="1947"/>
    <meta:template xlink:type="simple" xlink:actuate="onRequest" xlink:title="" xlink:href="Normal.dotm"/>
  </office:meta>
</office:document-meta>
</file>